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elas</text:span></text:p>
      <text:p text:style-name="P3"/>
      <text:p text:style-name="P2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cabeçalho, por exemplo: “total de habitantes”.</text:span></text:p>
      <text:p text:style-name="P4"><text:span text:style-name="T2"><text:tab/>T</text:span><text:span text:style-name="T1">ambém podemos aplicar semântica a grandes tabelas, com as tags thead, tbody e tfoo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4T21:13:01.609000000</dc:date>
    <meta:editing-duration>PT21M34S</meta:editing-duration>
    <meta:editing-cycles>1</meta:editing-cycles>
    <meta:document-statistic meta:table-count="0" meta:image-count="0" meta:object-count="0" meta:page-count="1" meta:paragraph-count="3" meta:word-count="71" meta:character-count="435" meta:non-whitespace-character-count="365"/>
    <meta:generator>LibreOffice/7.4.1.2$Windows_X86_64 LibreOffice_project/3c58a8f3a960df8bc8fd77b461821e42c061c5f0</meta:generator>
  </office:meta>
</office:document-meta>
</file>